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84mm"/>
    </style:style>
    <style:style style:name="co3" style:family="table-column">
      <style:table-column-properties fo:break-before="auto" style:column-width="42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1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ce3"/>
        <table:table-column table:style-name="co3" table:default-cell-style-name="ce3"/>
        <table:table-column table:style-name="co1" table:default-cell-style-name="Default"/>
        <table:table-row table:style-name="ro1" table:number-rows-repeated="3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ase Freq</text:p>
          </table:table-cell>
          <table:table-cell table:style-name="ce1" office:value-type="float" office:value="19200000" calcext:value-type="float">
            <text:p>1.92E+07</text:p>
          </table:table-cell>
          <table:table-cell table:number-columns-repeated="2"/>
          <table:table-cell office:value-type="string" calcext:value-type="string">
            <text:p>clock_div</text:p>
          </table:table-cell>
          <table:table-cell office:value-type="string" calcext:value-type="string">
            <text:p>freq</text:p>
          </table:table-cell>
          <table:table-cell table:style-name="Default" office:value-type="string" calcext:value-type="string">
            <text:p>rotation_deg</text:p>
          </table:table-cell>
          <table:table-cell table:style-name="Default" office:value-type="string" calcext:value-type="string">
            <text:p>position_increment [m]</text:p>
          </table:table-cell>
          <table:table-cell office:value-type="string" calcext:value-type="string">
            <text:p>rev_per_s</text:p>
          </table:table-cell>
        </table:table-row>
        <table:table-row table:style-name="ro1">
          <table:table-cell office:value-type="string" calcext:value-type="string">
            <text:p>clock_div</text:p>
          </table:table-cell>
          <table:table-cell office:value-type="float" office:value="4095" calcext:value-type="float">
            <text:p>4095</text:p>
          </table:table-cell>
          <table:table-cell table:number-columns-repeated="2"/>
          <table:table-cell office:value-type="float" office:value="4095" calcext:value-type="float">
            <text:p>4095</text:p>
          </table:table-cell>
          <table:table-cell table:formula="of:=[.$B$4]/[.$B$6]/[.E5]" office:value-type="float" office:value="1.14496817793521" calcext:value-type="float">
            <text:p>1.14496817793521</text:p>
          </table:table-cell>
          <table:table-cell table:formula="of:=[.F5]*360/800" office:value-type="float" office:value="0.515235680070845" calcext:value-type="float">
            <text:p>0.52</text:p>
          </table:table-cell>
          <table:table-cell table:formula="of:=[.G5]/180*3.1415926*[.$B$8]" office:value-type="float" office:value="0.000269776766627756" calcext:value-type="float">
            <text:p>0.00</text:p>
          </table:table-cell>
          <table:table-cell table:formula="of:=[.G5]/360" office:value-type="float" office:value="0.00143121022241901" calcext:value-type="float">
            <text:p>0.001431210222419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4095" calcext:value-type="float">
            <text:p>409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$B$4]/[.$B$6]/[.E6]" office:value-type="float" office:value="2.34432234432234" calcext:value-type="float">
            <text:p>2.34432234432234</text:p>
          </table:table-cell>
          <table:table-cell table:formula="of:=[.F6]*360/800" office:value-type="float" office:value="1.05494505494505" calcext:value-type="float">
            <text:p>1.05</text:p>
          </table:table-cell>
          <table:table-cell table:formula="of:=[.G6]/180*3.1415926*[.$B$8]" office:value-type="float" office:value="0.00055236792967033" calcext:value-type="float">
            <text:p>0.00</text:p>
          </table:table-cell>
          <table:table-cell table:formula="of:=[.G6]/360" office:value-type="float" office:value="0.00293040293040293" calcext:value-type="float">
            <text:p>0.002930402930403</text:p>
          </table:table-cell>
        </table:table-row>
        <table:table-row table:style-name="ro1">
          <table:table-cell office:value-type="string" calcext:value-type="string">
            <text:p>duty_cycle</text:p>
          </table:table-cell>
          <table:table-cell office:value-type="float" office:value="2047" calcext:value-type="float">
            <text:p>2047</text:p>
          </table:table-cell>
          <table:table-cell table:style-name="ce2" office:value-type="percentage" office:value="0.5" calcext:value-type="percentage">
            <text:p>50.00%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B$4]/[.$B$6]/[.E7]" office:value-type="float" office:value="4.68864468864469" calcext:value-type="float">
            <text:p>4.68864468864469</text:p>
          </table:table-cell>
          <table:table-cell table:formula="of:=[.F7]*360/800" office:value-type="float" office:value="2.10989010989011" calcext:value-type="float">
            <text:p>2.11</text:p>
          </table:table-cell>
          <table:table-cell table:formula="of:=[.G7]/180*3.1415926*[.$B$8]" office:value-type="float" office:value="0.00110473585934066" calcext:value-type="float">
            <text:p>0.00</text:p>
          </table:table-cell>
          <table:table-cell table:formula="of:=[.G7]/360" office:value-type="float" office:value="0.00586080586080586" calcext:value-type="float">
            <text:p>0.005860805860806</text:p>
          </table:table-cell>
        </table:table-row>
        <table:table-row table:style-name="ro1">
          <table:table-cell office:value-type="string" calcext:value-type="string">
            <text:p>wheel_radi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$B$4]/[.$B$6]/[.E8]" office:value-type="float" office:value="9.37728937728938" calcext:value-type="float">
            <text:p>9.37728937728938</text:p>
          </table:table-cell>
          <table:table-cell table:formula="of:=[.F8]*360/800" office:value-type="float" office:value="4.21978021978022" calcext:value-type="float">
            <text:p>4.22</text:p>
          </table:table-cell>
          <table:table-cell table:formula="of:=[.G8]/180*3.1415926*[.$B$8]" office:value-type="float" office:value="0.00220947171868132" calcext:value-type="float">
            <text:p>0.00</text:p>
          </table:table-cell>
          <table:table-cell table:formula="of:=[.G8]/360" office:value-type="float" office:value="0.0117216117216117" calcext:value-type="float">
            <text:p>0.011721611721612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[.$B$4]/[.$B$6]/[.E9]" office:value-type="float" office:value="23.4432234432234" calcext:value-type="float">
            <text:p>23.4432234432234</text:p>
          </table:table-cell>
          <table:table-cell table:formula="of:=[.F9]*360/800" office:value-type="float" office:value="10.5494505494505" calcext:value-type="float">
            <text:p>10.55</text:p>
          </table:table-cell>
          <table:table-cell table:formula="of:=[.G9]/180*3.1415926*[.$B$8]" office:value-type="float" office:value="0.0055236792967033" calcext:value-type="float">
            <text:p>0.01</text:p>
          </table:table-cell>
          <table:table-cell table:formula="of:=[.G9]/360" office:value-type="float" office:value="0.0293040293040293" calcext:value-type="float">
            <text:p>0.029304029304029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$B$4]/[.$B$6]/[.E10]" office:value-type="float" office:value="46.8864468864469" calcext:value-type="float">
            <text:p>46.8864468864469</text:p>
          </table:table-cell>
          <table:table-cell table:formula="of:=[.F10]*360/800" office:value-type="float" office:value="21.0989010989011" calcext:value-type="float">
            <text:p>21.10</text:p>
          </table:table-cell>
          <table:table-cell table:formula="of:=[.G10]/180*3.1415926*[.$B$8]" office:value-type="float" office:value="0.0110473585934066" calcext:value-type="float">
            <text:p>0.01</text:p>
          </table:table-cell>
          <table:table-cell table:formula="of:=[.G10]/360" office:value-type="float" office:value="0.0586080586080586" calcext:value-type="float">
            <text:p>0.058608058608059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$B$4]/[.$B$6]/[.E11]" office:value-type="float" office:value="93.7728937728938" calcext:value-type="float">
            <text:p>93.7728937728938</text:p>
          </table:table-cell>
          <table:table-cell table:formula="of:=[.F11]*360/800" office:value-type="float" office:value="42.1978021978022" calcext:value-type="float">
            <text:p>42.20</text:p>
          </table:table-cell>
          <table:table-cell table:formula="of:=[.G11]/180*3.1415926*[.$B$8]" office:value-type="float" office:value="0.0220947171868132" calcext:value-type="float">
            <text:p>0.02</text:p>
          </table:table-cell>
          <table:table-cell table:formula="of:=[.G11]/360" office:value-type="float" office:value="0.117216117216117" calcext:value-type="float">
            <text:p>0.117216117216117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$B$4]/[.$B$6]/[.E12]" office:value-type="float" office:value="234.432234432234" calcext:value-type="float">
            <text:p>234.432234432234</text:p>
          </table:table-cell>
          <table:table-cell table:formula="of:=[.F12]*360/800" office:value-type="float" office:value="105.494505494506" calcext:value-type="float">
            <text:p>105.49</text:p>
          </table:table-cell>
          <table:table-cell table:formula="of:=[.G12]/180*3.1415926*[.$B$8]" office:value-type="float" office:value="0.055236792967033" calcext:value-type="float">
            <text:p>0.06</text:p>
          </table:table-cell>
          <table:table-cell table:formula="of:=[.G12]/360" office:value-type="float" office:value="0.293040293040293" calcext:value-type="float">
            <text:p>0.293040293040293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$B$4]/[.$B$6]/[.E13]" office:value-type="float" office:value="468.864468864469" calcext:value-type="float">
            <text:p>468.864468864469</text:p>
          </table:table-cell>
          <table:table-cell table:formula="of:=[.F13]*360/800" office:value-type="float" office:value="210.989010989011" calcext:value-type="float">
            <text:p>210.99</text:p>
          </table:table-cell>
          <table:table-cell table:formula="of:=[.G13]/180*3.1415926*[.$B$8]" office:value-type="float" office:value="0.110473585934066" calcext:value-type="float">
            <text:p>0.11</text:p>
          </table:table-cell>
          <table:table-cell table:formula="of:=[.G13]/360" office:value-type="float" office:value="0.586080586080586" calcext:value-type="float">
            <text:p>0.586080586080586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$B$4]/[.$B$6]/[.E14]" office:value-type="float" office:value="937.728937728938" calcext:value-type="float">
            <text:p>937.728937728938</text:p>
          </table:table-cell>
          <table:table-cell table:formula="of:=[.F14]*360/800" office:value-type="float" office:value="421.978021978022" calcext:value-type="float">
            <text:p>421.98</text:p>
          </table:table-cell>
          <table:table-cell table:formula="of:=[.G14]/180*3.1415926*[.$B$8]" office:value-type="float" office:value="0.220947171868132" calcext:value-type="float">
            <text:p>0.22</text:p>
          </table:table-cell>
          <table:table-cell table:formula="of:=[.G14]/360" office:value-type="float" office:value="1.17216117216117" calcext:value-type="float">
            <text:p>1.17216117216117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$B$4]/[.$B$6]/[.E15]" office:value-type="float" office:value="2344.32234432234" calcext:value-type="float">
            <text:p>2344.32234432234</text:p>
          </table:table-cell>
          <table:table-cell table:formula="of:=[.F15]*360/800" office:value-type="float" office:value="1054.94505494505" calcext:value-type="float">
            <text:p>1,054.95</text:p>
          </table:table-cell>
          <table:table-cell table:formula="of:=[.G15]/180*3.1415926*[.$B$8]" office:value-type="float" office:value="0.55236792967033" calcext:value-type="float">
            <text:p>0.55</text:p>
          </table:table-cell>
          <table:table-cell table:formula="of:=[.G15]/360" office:value-type="float" office:value="2.93040293040293" calcext:value-type="float">
            <text:p>2.93040293040293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$B$4]/[.$B$6]/[.E16]" office:value-type="float" office:value="4688.64468864469" calcext:value-type="float">
            <text:p>4688.64468864469</text:p>
          </table:table-cell>
          <table:table-cell table:formula="of:=[.F16]*360/800" office:value-type="float" office:value="2109.89010989011" calcext:value-type="float">
            <text:p>2,109.89</text:p>
          </table:table-cell>
          <table:table-cell table:formula="of:=[.G16]/180*3.1415926*[.$B$8]" office:value-type="float" office:value="1.10473585934066" calcext:value-type="float">
            <text:p>1.10</text:p>
          </table:table-cell>
          <table:table-cell table:formula="of:=[.G16]/360" office:value-type="float" office:value="5.86080586080586" calcext:value-type="float">
            <text:p>5.86080586080586</text:p>
          </table:table-cell>
        </table:table-row>
        <table:table-row table:style-name="ro1">
          <table:table-cell table:number-columns-repeated="5"/>
          <table:table-cell table:formula="of:=[.$B$4]/[.$B$6]/[.E17]" office:value-type="string" office:string-value="" calcext:value-type="error">
            <text:p>#DIV/0!</text:p>
          </table:table-cell>
          <table:table-cell table:formula="of:=[.F17]*360/800" office:value-type="string" office:string-value="" calcext:value-type="error">
            <text:p>#DIV/0!</text:p>
          </table:table-cell>
          <table:table-cell table:formula="of:=[.G17]/180*3.1415926*[.$B$8]" office:value-type="string" office:string-value="" calcext:value-type="error">
            <text:p>#DIV/0!</text:p>
          </table:table-cell>
          <table:table-cell table:formula="of:=[.G17]/3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$B$4]/[.$B$6]/[.E18]" office:value-type="string" office:string-value="" calcext:value-type="error">
            <text:p>#DIV/0!</text:p>
          </table:table-cell>
          <table:table-cell table:formula="of:=[.F18]*360/800" office:value-type="string" office:string-value="" calcext:value-type="error">
            <text:p>#DIV/0!</text:p>
          </table:table-cell>
          <table:table-cell table:formula="of:=[.G18]/180*3.1415926*[.$B$8]" office:value-type="string" office:string-value="" calcext:value-type="error">
            <text:p>#DIV/0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30T22:05:30.881870838</meta:creation-date>
    <dc:date>2020-11-30T22:37:11.103436772</dc:date>
    <meta:editing-duration>PT35S</meta:editing-duration>
    <meta:editing-cycles>1</meta:editing-cycles>
    <meta:document-statistic meta:table-count="1" meta:cell-count="84" meta:object-count="0"/>
    <meta:generator>LibreOffice/6.0.7.3$Linux_X86_64 LibreOffice_project/00m0$Build-3</meta:generator>
  </office:meta>
</office:document-meta>
</file>